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8541666666666667in"/>
    </style:style>
    <style:style style:name="co3" style:family="table-column">
      <style:table-column-properties fo:break-before="auto" style:column-width="3.21875in"/>
    </style:style>
    <style:style style:name="co4" style:family="table-column">
      <style:table-column-properties fo:break-before="auto" style:column-width="1.3125in"/>
    </style:style>
    <style:style style:name="co5" style:family="table-column">
      <style:table-column-properties fo:break-before="auto" style:column-width="1.59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top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9D9D9" style:text-underline-style="none"/>
    </style:style>
    <style:style style:name="ce22" style:family="table-cell" style:parent-style-name="Default">
      <style:table-cell-properties style:vertical-align="top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9D9D9" style:text-underline-style="none"/>
    </style:style>
    <style:style style:name="ce23" style:family="table-cell" style:parent-style-name="Default">
      <style:table-cell-properties style:vertical-align="bottom" fo:background-color="#00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9D9D9" style:text-underline-style="none"/>
    </style:style>
    <style:style style:name="ce24" style:family="table-cell" style:parent-style-name="Default">
      <style:table-cell-properties fo:background-color="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9D9D9" style:text-underline-style="none"/>
    </style:style>
    <style:style style:name="ce25" style:family="table-cell" style:parent-style-name="Default">
      <style:table-cell-properties style:vertical-align="top" fo:background-color="#134F5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6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164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style:vertical-align="top" fo:background-color="#0C343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>
      <style:table-cell-properties style:vertical-align="top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style:vertical-align="top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64">
      <style:table-cell-properties style:vertical-align="top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style:vertical-align="top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style:vertical-align="top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ackground-color="#F3F3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style:vertical-align="top" fo:background-color="#134F5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style:vertical-align="top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style:vertical-align="top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style:vertical-align="top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 style:data-style-name="N164">
      <style:table-cell-properties style:vertical-align="top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style:vertical-align="top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background-color="#EAD1D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style:vertical-align="top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style:vertical-align="top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style:vertical-align="top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 style:data-style-name="N165">
      <style:table-cell-properties style:vertical-align="top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>
      <style:table-cell-properties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style:vertical-align="top" fo:background-color="#4C113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 style:data-style-name="N165">
      <style:table-cell-properties style:vertical-align="top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style:vertical-align="top" fo:background-color="#741B4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 style:data-style-name="N165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 style:data-style-name="N165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style:vertical-align="top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style:vertical-align="top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 style:data-style-name="N165">
      <style:table-cell-properties style:vertical-align="top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style:vertical-align="top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style:vertical-align="top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2" style:family="table-cell" style:parent-style-name="Default">
      <style:table-cell-properties fo:background-color="#D9D9D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3" style:family="table-cell" style:parent-style-name="Default">
      <style:table-cell-properties style:vertical-align="top" fo:background-color="#99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4" style:family="table-cell" style:parent-style-name="Default" style:data-style-name="N165">
      <style:table-cell-properties style:vertical-align="top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>
      <style:table-cell-properties style:vertical-align="top" fo:background-color="#66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>
      <style:table-cell-properties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 style:data-style-name="N165">
      <style:table-cell-properties style:vertical-align="top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style:vertical-align="top" fo:background-color="#9900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>
      <style:table-cell-properties style:vertical-align="top" fo:background-color="#134F5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0" style:family="table-cell" style:parent-style-name="Default" style:data-style-name="N165">
      <style:table-cell-properties style:vertical-align="top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style:vertical-align="top" fo:background-color="#0C343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style:vertical-align="top" fo:background-color="#134F5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>
      <style:table-cell-properties style:vertical-align="top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>
      <style:table-cell-properties style:vertical-align="top" fo:background-color="#D9D9D9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style:vertical-align="top" fo:background-color="#4C113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6" style:family="table-cell" style:parent-style-name="Default">
      <style:table-cell-properties style:vertical-align="top" fo:background-color="#741B4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style:vertical-align="top" fo:background-color="#4C113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D9D9D9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CCCCCC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6D9EEB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50"/>
        <table:table-row table:style-name="ro2">
          <table:table-cell table:style-name="ce21" office:value-type="string">
            <text:p>year</text:p>
          </table:table-cell>
          <table:table-cell table:style-name="ce21" office:value-type="string">
            <text:p>date of full moon</text:p>
          </table:table-cell>
          <table:table-cell table:style-name="ce22" office:value-type="string">
            <text:p>names *Southern Hemisphere</text:p>
          </table:table-cell>
          <table:table-cell table:style-name="ce21" office:value-type="string">
            <text:p>time</text:p>
          </table:table-cell>
          <table:table-cell table:style-name="ce21" office:value-type="string">
            <text:p>nearest weekend</text:p>
          </table:table-cell>
          <table:table-cell table:style-name="ce21" office:value-type="string">
            <text:p>unMon Moon Meeting</text:p>
          </table:table-cell>
          <table:table-cell table:style-name="ce21" office:value-type="string">
            <text:p>Location</text:p>
          </table:table-cell>
          <table:table-cell table:style-name="ce21" office:value-type="string">
            <text:p>Theme</text:p>
          </table:table-cell>
          <table:table-cell table:style-name="ce23" office:value-type="string">
            <text:p>Candidates</text:p>
          </table:table-cell>
          <table:table-cell table:number-columns-repeated="17" table:style-name="ce24"/>
        </table:table-row>
        <table:table-row table:style-name="ro2">
          <table:table-cell table:style-name="ce25" office:value-type="float" office:value="2016">
            <text:p>2016</text:p>
          </table:table-cell>
          <table:table-cell table:style-name="ce26" office:value-type="string">
            <text:p>Sunday, January 23</text:p>
          </table:table-cell>
          <table:table-cell table:style-name="ce27" office:value-type="string">
            <text:p>Old Moon, Moon After Yule, <text:span text:style-name="T10">Hay Moon, Buck Moon, Thunder Moon, Mead Moon</text:span></text:p>
          </table:table-cell>
          <table:table-cell table:style-name="ce28" office:value-type="time" office:time-value="PT20H45M59S">
            <text:p>20:46</text:p>
          </table:table-cell>
          <table:table-cell table:style-name="ce29" office:value-type="string">
            <text:p>21-23 January</text:p>
          </table:table-cell>
          <table:table-cell table:number-columns-repeated="3" table:style-name="ce30"/>
        </table:table-row>
        <table:table-row table:style-name="ro2">
          <table:table-cell table:style-name="ce31"/>
          <table:table-cell table:style-name="ce32" office:value-type="string">
            <text:p>Monday, February 22</text:p>
          </table:table-cell>
          <table:table-cell table:style-name="ce33" office:value-type="string">
            <text:p>Snow Moon, Hunger Moon, Wolf Moon, <text:span text:style-name="T10">Grain Moon, Sturgeon Moon, Red Moon, Wyrt Moon, Corn Moon, Dog Moon, Barley Moon</text:span></text:p>
          </table:table-cell>
          <table:table-cell table:style-name="ce34" office:value-type="time" office:time-value="PT13H20M00S">
            <text:p>13:20</text:p>
          </table:table-cell>
          <table:table-cell table:style-name="ce35" office:value-type="string">
            <text:p>19-20 February</text:p>
          </table:table-cell>
          <table:table-cell table:number-columns-repeated="3" table:style-name="ce36"/>
          <table:table-cell table:number-columns-repeated="18" table:style-name="ce37"/>
        </table:table-row>
        <table:table-row table:style-name="ro2">
          <table:table-cell table:style-name="ce38"/>
          <table:table-cell table:style-name="ce26" office:value-type="string">
            <text:p>Wednesday, March 23</text:p>
          </table:table-cell>
          <table:table-cell table:style-name="ce27" office:value-type="string">
            <text:p>Worm Moon, Sap Moon, Crow Moon, <text:span text:style-name="T10">Lenten Moon, Harvest Moon, Corn Moon</text:span></text:p>
          </table:table-cell>
          <table:table-cell table:style-name="ce28" office:value-type="time" office:time-value="PT08H00M59S">
            <text:p>08:01</text:p>
          </table:table-cell>
          <table:table-cell table:style-name="ce29" office:value-type="string">
            <text:p>18-20 March</text:p>
          </table:table-cell>
          <table:table-cell table:number-columns-repeated="3" table:style-name="ce30"/>
        </table:table-row>
        <table:table-row table:style-name="ro2">
          <table:table-cell table:style-name="ce39"/>
          <table:table-cell table:style-name="ce40" office:value-type="string">
            <text:p>Friday, April 22</text:p>
          </table:table-cell>
          <table:table-cell table:style-name="ce41" office:value-type="string">
            <text:p>Pink Moon, Grass Moon, Egg Moon, <text:span text:style-name="T10">Harvest Moon, Hunter’s Moon, Blood Moon</text:span></text:p>
          </table:table-cell>
          <table:table-cell table:style-name="ce42" office:value-type="time" office:time-value="PT01H23M59S">
            <text:p>01:24</text:p>
          </table:table-cell>
          <table:table-cell table:style-name="ce43" office:value-type="string">
            <text:p>22-24 April</text:p>
          </table:table-cell>
          <table:table-cell table:style-name="ce43" office:value-type="string">
            <text:p>21-24 April</text:p>
          </table:table-cell>
          <table:table-cell table:style-name="ce43" office:value-type="string">
            <text:p>Athens</text:p>
          </table:table-cell>
          <table:table-cell table:style-name="ce43" office:value-type="string">
            <text:p>Pilgrimage</text:p>
          </table:table-cell>
          <table:table-cell table:number-columns-repeated="18" table:style-name="ce44"/>
        </table:table-row>
        <table:table-row table:style-name="ro2">
          <table:table-cell table:style-name="ce38"/>
          <table:table-cell table:style-name="ce26" office:value-type="string">
            <text:p>Saturday, May 21</text:p>
          </table:table-cell>
          <table:table-cell table:style-name="ce27" office:value-type="string">
            <text:p>Flower Moon, Planting Moon, Milk Moon, <text:span text:style-name="T10">Hunter’s Moon, Beaver Moon, Frost Moon</text:span></text:p>
          </table:table-cell>
          <table:table-cell table:style-name="ce28" office:value-type="time" office:time-value="PT17H14M00S">
            <text:p>17:14</text:p>
          </table:table-cell>
          <table:table-cell table:style-name="ce29" office:value-type="string">
            <text:p>20-22 May</text:p>
          </table:table-cell>
          <table:table-cell table:number-columns-repeated="3" table:style-name="ce30"/>
        </table:table-row>
        <table:table-row table:style-name="ro2">
          <table:table-cell table:style-name="ce39"/>
          <table:table-cell table:style-name="ce40" office:value-type="string">
            <text:p>Monday, June 20</text:p>
          </table:table-cell>
          <table:table-cell table:style-name="ce41" office:value-type="string">
            <text:p>Rose Moon, Flower Moon, Strawberry Moon, <text:span text:style-name="T10">Oak Moon, Cold Moon, Long Night’s Moon</text:span></text:p>
          </table:table-cell>
          <table:table-cell table:style-name="ce42" office:value-type="time" office:time-value="PT07H01M59S">
            <text:p>07:02</text:p>
          </table:table-cell>
          <table:table-cell table:style-name="ce43" office:value-type="string">
            <text:p>18-20 June</text:p>
          </table:table-cell>
          <table:table-cell table:style-name="ce43" office:value-type="string">
            <text:p>19 June - 3 July</text:p>
          </table:table-cell>
          <table:table-cell table:style-name="ce43" office:value-type="string">
            <text:p>Kokkinopolis</text:p>
          </table:table-cell>
          <table:table-cell table:style-name="ce43" office:value-type="string">
            <text:p>Shipbuilding</text:p>
          </table:table-cell>
          <table:table-cell table:number-columns-repeated="18" table:style-name="ce44"/>
        </table:table-row>
        <table:table-row table:style-name="ro2">
          <table:table-cell table:style-name="ce38"/>
          <table:table-cell table:style-name="ce26" office:value-type="string">
            <text:p>Wednesday, July 19</text:p>
          </table:table-cell>
          <table:table-cell table:style-name="ce27" office:value-type="string">
            <text:p>Buck Moon, Thunder Moon, Hay Moon,<text:span text:style-name="T11"> </text:span><text:span text:style-name="T10">Wolf Moon, Old Moon, Ice Moon</text:span></text:p>
          </table:table-cell>
          <table:table-cell table:style-name="ce28" office:value-type="time" office:time-value="PT18H56M59S">
            <text:p>18:57</text:p>
          </table:table-cell>
          <table:table-cell table:style-name="ce29" office:value-type="string">
            <text:p>14-16 July</text:p>
          </table:table-cell>
          <table:table-cell table:number-columns-repeated="3" table:style-name="ce30"/>
        </table:table-row>
        <table:table-row table:style-name="ro2">
          <table:table-cell table:style-name="ce31"/>
          <table:table-cell table:style-name="ce32" office:value-type="string">
            <text:p>Thursday,  August 18</text:p>
          </table:table-cell>
          <table:table-cell table:style-name="ce33" office:value-type="string">
            <text:p>Sturgeon Moon, Green Corn Moon, Grain Moon, <text:span text:style-name="T10">Snow Moon, Storm Moon, Hunger Moon, Wolf Moon</text:span></text:p>
          </table:table-cell>
          <table:table-cell table:style-name="ce34" office:value-type="time" office:time-value="PT05H27M00S">
            <text:p>05:27</text:p>
          </table:table-cell>
          <table:table-cell table:style-name="ce35" office:value-type="string">
            <text:p>20-22 August</text:p>
          </table:table-cell>
          <table:table-cell table:number-columns-repeated="3" table:style-name="ce36"/>
          <table:table-cell table:number-columns-repeated="18" table:style-name="ce37"/>
        </table:table-row>
        <table:table-row table:style-name="ro2">
          <table:table-cell table:style-name="ce38"/>
          <table:table-cell table:style-name="ce26" office:value-type="string">
            <text:p>Friday, September 16</text:p>
          </table:table-cell>
          <table:table-cell table:style-name="ce45" office:value-type="string">
            <text:p>Fruit Moon, Harvest Moon, <text:span text:style-name="T10">Worm Moon, Lenten Moon, Crow Moon, Sugar Moon, Chaste Moon, Sap Moon</text:span></text:p>
          </table:table-cell>
          <table:table-cell table:style-name="ce28" office:value-type="time" office:time-value="PT15H04M59S">
            <text:p>15:05</text:p>
          </table:table-cell>
          <table:table-cell table:style-name="ce29" office:value-type="string">
            <text:p>16-18 September</text:p>
          </table:table-cell>
          <table:table-cell table:style-name="ce29" office:value-type="string">
            <text:p>15 Sept - 19 Sept.</text:p>
          </table:table-cell>
          <table:table-cell table:style-name="ce29" office:value-type="string">
            <text:p>Kokkinopolis</text:p>
          </table:table-cell>
          <table:table-cell table:style-name="ce29" office:value-type="string">
            <text:p>Harvest</text:p>
          </table:table-cell>
        </table:table-row>
        <table:table-row table:style-name="ro2">
          <table:table-cell table:style-name="ce39"/>
          <table:table-cell table:style-name="ce40" office:value-type="string">
            <text:p>Sunday, October 16</text:p>
          </table:table-cell>
          <table:table-cell table:style-name="ce41" office:value-type="string">
            <text:p>Harvest Moon, Hunter’s Moon,<text:span text:style-name="T11"> </text:span><text:span text:style-name="T10">Egg Moon, Fish Moon, Seed Moon, Pink Moon, Waking Moon</text:span></text:p>
          </table:table-cell>
          <table:table-cell table:style-name="ce42" office:value-type="time" office:time-value="PT00H23M00S">
            <text:p>00:23</text:p>
          </table:table-cell>
          <table:table-cell table:style-name="ce43" office:value-type="string">
            <text:p>14-16 October</text:p>
          </table:table-cell>
          <table:table-cell table:number-columns-repeated="3" table:style-name="ce46"/>
          <table:table-cell table:number-columns-repeated="18" table:style-name="ce44"/>
        </table:table-row>
        <table:table-row table:style-name="ro2">
          <table:table-cell table:style-name="ce38"/>
          <table:table-cell table:style-name="ce26" office:value-type="string">
            <text:p>Monday, November 14</text:p>
          </table:table-cell>
          <table:table-cell table:style-name="ce27" office:value-type="string">
            <text:p>Beaver Moon, Hunter’s Moon, Frosty Moon, <text:span text:style-name="T10">Corn Moon, Milk Moon, Flower Moon, Hare Moon</text:span></text:p>
          </table:table-cell>
          <table:table-cell table:style-name="ce28" office:value-type="time" office:time-value="PT08H52M00S">
            <text:p>08:52</text:p>
          </table:table-cell>
          <table:table-cell table:style-name="ce29" office:value-type="string">
            <text:p>10-13 November</text:p>
          </table:table-cell>
          <table:table-cell table:number-columns-repeated="3" table:style-name="ce30"/>
        </table:table-row>
        <table:table-row table:style-name="ro2">
          <table:table-cell table:style-name="ce31"/>
          <table:table-cell table:style-name="ce32" office:value-type="string">
            <text:p>Wednesday, December 13</text:p>
          </table:table-cell>
          <table:table-cell table:style-name="ce33" office:value-type="string">
            <text:p>Cold Moon, Moon Before Yule, or Long Night Moon, <text:span text:style-name="T10">Strawberry Moon, Honey Moon, Rose Moon</text:span></text:p>
          </table:table-cell>
          <table:table-cell table:style-name="ce34" office:value-type="time" office:time-value="PT19H05M59S">
            <text:p>19:06</text:p>
          </table:table-cell>
          <table:table-cell table:style-name="ce35" office:value-type="string">
            <text:p>8-10 December</text:p>
          </table:table-cell>
          <table:table-cell table:number-columns-repeated="3" table:style-name="ce36"/>
          <table:table-cell table:number-columns-repeated="18" table:style-name="ce37"/>
        </table:table-row>
        <table:table-row table:style-name="ro2">
          <table:table-cell table:style-name="ce47" office:value-type="float" office:value="2017">
            <text:p>2017</text:p>
          </table:table-cell>
          <table:table-cell table:style-name="ce48" office:value-type="string">
            <text:p>Thursday, 12 January</text:p>
          </table:table-cell>
          <table:table-cell table:style-name="ce41" office:value-type="string">
            <text:p>Old Moon, Moon After Yule, <text:span text:style-name="T10">Hay Moon, Buck Moon, Thunder Moon, Mead Moon</text:span></text:p>
          </table:table-cell>
          <table:table-cell table:style-name="ce49" office:value-type="time" office:time-value="PT12H33M59S">
            <text:p>12:34:00</text:p>
          </table:table-cell>
          <table:table-cell table:style-name="ce43" office:value-type="string">
            <text:p>13 - 14 January</text:p>
          </table:table-cell>
          <table:table-cell table:style-name="ce43" office:value-type="string">
            <text:p>12 - 15 January</text:p>
          </table:table-cell>
          <table:table-cell table:style-name="ce43" office:value-type="string">
            <text:p>Matera</text:p>
          </table:table-cell>
          <table:table-cell table:style-name="ce43" office:value-type="string">
            <text:p>The Hearth</text:p>
          </table:table-cell>
          <table:table-cell table:style-name="ce50" office:value-type="string">
            <text:p>Matera, Ionnia, Spain</text:p>
          </table:table-cell>
          <table:table-cell table:number-columns-repeated="17" table:style-name="ce44"/>
        </table:table-row>
        <table:table-row table:style-name="ro2">
          <table:table-cell table:style-name="ce51"/>
          <table:table-cell table:style-name="ce32" office:value-type="string">
            <text:p>Saturday, 11 February</text:p>
          </table:table-cell>
          <table:table-cell table:style-name="ce33" office:value-type="string">
            <text:p>Snow Moon, Hunger Moon, Wolf Moon, <text:span text:style-name="T10">Grain Moon, Sturgeon Moon, Red Moon, Wyrt Moon, Corn Moon, Dog Moon, Barley Moon</text:span></text:p>
          </table:table-cell>
          <table:table-cell table:style-name="ce52" office:value-type="time" office:time-value="PT01H32M53S">
            <text:p>01:32:54</text:p>
          </table:table-cell>
          <table:table-cell table:style-name="ce35" office:value-type="string">
            <text:p>10 - 12 February</text:p>
          </table:table-cell>
          <table:table-cell table:number-columns-repeated="3" table:style-name="ce36"/>
          <table:table-cell table:number-columns-repeated="18" table:style-name="ce37"/>
        </table:table-row>
        <table:table-row table:style-name="ro2">
          <table:table-cell table:style-name="ce53"/>
          <table:table-cell table:style-name="ce26" office:value-type="string">
            <text:p>Sunday, 12 March  </text:p>
          </table:table-cell>
          <table:table-cell table:style-name="ce27" office:value-type="string">
            <text:p>Worm Moon, Sap Moon, Crow Moon, <text:span text:style-name="T10">Lenten Moon, Harvest Moon, Corn Moon</text:span></text:p>
          </table:table-cell>
          <table:table-cell table:style-name="ce54" office:value-type="time" office:time-value="PT15H53M47S">
            <text:p>15:53:48</text:p>
          </table:table-cell>
          <table:table-cell table:style-name="ce29" office:value-type="string">
            <text:p>10 - 12 March</text:p>
          </table:table-cell>
          <table:table-cell table:number-columns-repeated="3" table:style-name="ce30"/>
        </table:table-row>
        <table:table-row table:style-name="ro2">
          <table:table-cell table:style-name="ce39"/>
          <table:table-cell table:style-name="ce40" office:value-type="string">
            <text:p>Tuesday, 11 April </text:p>
          </table:table-cell>
          <table:table-cell table:style-name="ce41" office:value-type="string">
            <text:p>Pink Moon, Grass Moon, Egg Moon, <text:span text:style-name="T10">Harvest Moon, Hunter’s Moon, Blood Moon</text:span></text:p>
          </table:table-cell>
          <table:table-cell table:style-name="ce49" office:value-type="time" office:time-value="PT08H08M12S">
            <text:p>08:08:12</text:p>
          </table:table-cell>
          <table:table-cell table:style-name="ce43" office:value-type="string">
            <text:p>7 - 9 April</text:p>
          </table:table-cell>
          <table:table-cell table:style-name="ce43" office:value-type="string">
            <text:p>8 - 12 April</text:p>
          </table:table-cell>
          <table:table-cell table:style-name="ce43" office:value-type="string">
            <text:p>Near Venice</text:p>
          </table:table-cell>
          <table:table-cell table:style-name="ce43" office:value-type="string">
            <text:p>Pilgrimage</text:p>
          </table:table-cell>
          <table:table-cell table:style-name="ce50" office:value-type="string">
            <text:p>Oblate Visit</text:p>
          </table:table-cell>
          <table:table-cell table:number-columns-repeated="17" table:style-name="ce44"/>
        </table:table-row>
        <table:table-row table:style-name="ro2">
          <table:table-cell table:style-name="ce53"/>
          <table:table-cell table:style-name="ce26" office:value-type="string">
            <text:p>Wednesday, 10 May </text:p>
          </table:table-cell>
          <table:table-cell table:style-name="ce27" office:value-type="string">
            <text:p>Flower Moon, Planting Moon, Milk Moon, <text:span text:style-name="T10">Hunter’s Moon, Beaver Moon, Frost Moon</text:span></text:p>
          </table:table-cell>
          <table:table-cell table:style-name="ce55" office:value-type="time" office:time-value="PT23H42M29S">
            <text:p>23:42:30</text:p>
          </table:table-cell>
          <table:table-cell table:style-name="ce29" office:value-type="string">
            <text:p>12 - 14 May</text:p>
          </table:table-cell>
          <table:table-cell table:number-columns-repeated="3" table:style-name="ce30"/>
        </table:table-row>
        <table:table-row table:style-name="ro2">
          <table:table-cell table:style-name="ce51"/>
          <table:table-cell table:style-name="ce32" office:value-type="string">
            <text:p>Friday, 9 June</text:p>
          </table:table-cell>
          <table:table-cell table:style-name="ce33" office:value-type="string">
            <text:p>Rose Moon, Flower Moon, Strawberry Moon, <text:span text:style-name="T10">Oak Moon, Cold Moon, Long Night’s Moon</text:span></text:p>
          </table:table-cell>
          <table:table-cell table:style-name="ce52" office:value-type="time" office:time-value="PT15H09M36S">
            <text:p>15:09:36</text:p>
          </table:table-cell>
          <table:table-cell table:number-columns-repeated="4" table:style-name="ce36"/>
          <table:table-cell table:number-columns-repeated="18" table:style-name="ce37"/>
        </table:table-row>
        <table:table-row table:style-name="ro2">
          <table:table-cell table:style-name="ce39"/>
          <table:table-cell table:style-name="ce40" office:value-type="string">
            <text:p>Sunday, 9 July </text:p>
          </table:table-cell>
          <table:table-cell table:style-name="ce41" office:value-type="string">
            <text:p>Buck Moon, Thunder Moon, Hay Moon,<text:span text:style-name="T11"> </text:span><text:span text:style-name="T10">Wolf Moon, Old Moon, Ice Moon</text:span></text:p>
          </table:table-cell>
          <table:table-cell table:style-name="ce49" office:value-type="time" office:time-value="PT06H06M35S">
            <text:p>06:06:36</text:p>
          </table:table-cell>
          <table:table-cell table:style-name="ce46"/>
          <table:table-cell table:style-name="ce43" office:value-type="string">
            <text:p>1 - 10 July</text:p>
          </table:table-cell>
          <table:table-cell table:style-name="ce43" office:value-type="string">
            <text:p>Kokkinopolis</text:p>
          </table:table-cell>
          <table:table-cell table:style-name="ce43" office:value-type="string">
            <text:p>Ship Building</text:p>
          </table:table-cell>
          <table:table-cell table:number-columns-repeated="18" table:style-name="ce44"/>
        </table:table-row>
        <table:table-row table:style-name="ro2">
          <table:table-cell table:style-name="ce51"/>
          <table:table-cell table:style-name="ce32" office:value-type="string">
            <text:p>Monday, 7 August </text:p>
          </table:table-cell>
          <table:table-cell table:style-name="ce33" office:value-type="string">
            <text:p>Sturgeon Moon, Green Corn Moon, Grain Moon, <text:span text:style-name="T10">Snow Moon, Storm Moon, Hunger Moon, Wolf Moon</text:span></text:p>
          </table:table-cell>
          <table:table-cell table:style-name="ce52" office:value-type="time" office:time-value="PT20H10M42S">
            <text:p>20:10:42</text:p>
          </table:table-cell>
          <table:table-cell table:number-columns-repeated="4" table:style-name="ce36"/>
          <table:table-cell table:number-columns-repeated="18" table:style-name="ce37"/>
        </table:table-row>
        <table:table-row table:style-name="ro2">
          <table:table-cell table:style-name="ce53"/>
          <table:table-cell table:style-name="ce26" office:value-type="string">
            <text:p>Wednesday, 6 September</text:p>
          </table:table-cell>
          <table:table-cell table:style-name="ce27" office:value-type="string">
            <text:p>Fruit Moon, Harvest Moon, <text:span text:style-name="T10">Worm Moon, Lenten Moon, Crow Moon, Sugar Moon, Chaste Moon, Sap Moon</text:span></text:p>
          </table:table-cell>
          <table:table-cell table:style-name="ce54" office:value-type="time" office:time-value="PT09H02M53S">
            <text:p>09:02:54</text:p>
          </table:table-cell>
          <table:table-cell table:number-columns-repeated="3" table:style-name="ce30"/>
          <table:table-cell table:style-name="ce29"/>
          <table:table-cell table:style-name="ce56"/>
        </table:table-row>
        <table:table-row table:style-name="ro2">
          <table:table-cell table:style-name="ce39"/>
          <table:table-cell table:style-name="ce40" office:value-type="string">
            <text:p>Thursday, 5 October</text:p>
          </table:table-cell>
          <table:table-cell table:style-name="ce41" office:value-type="string">
            <text:p>Harvest Moon, Hunter’s Moon,<text:span text:style-name="T11"> </text:span><text:span text:style-name="T10">Egg Moon, Fish Moon, Seed Moon, Pink Moon, Waking Moon</text:span></text:p>
          </table:table-cell>
          <table:table-cell table:style-name="ce49" office:value-type="time" office:time-value="PT20H40M11S">
            <text:p>20:40:12</text:p>
          </table:table-cell>
          <table:table-cell table:number-columns-repeated="3" table:style-name="ce46"/>
          <table:table-cell table:style-name="ce43" office:value-type="string">
            <text:p>Harvest</text:p>
          </table:table-cell>
          <table:table-cell table:style-name="ce50" office:value-type="string">
            <text:p>Community some place?</text:p>
          </table:table-cell>
          <table:table-cell table:number-columns-repeated="17" table:style-name="ce44"/>
        </table:table-row>
        <table:table-row table:style-name="ro2">
          <table:table-cell table:style-name="ce53"/>
          <table:table-cell table:style-name="ce26" office:value-type="string">
            <text:p>Saturday, 4 November</text:p>
          </table:table-cell>
          <table:table-cell table:style-name="ce27" office:value-type="string">
            <text:p>Beaver Moon, Hunter’s Moon, Frosty Moon, <text:span text:style-name="T10">Corn Moon, Milk Moon, Flower Moon, Hare Moon</text:span></text:p>
          </table:table-cell>
          <table:table-cell table:style-name="ce54" office:value-type="time" office:time-value="PT06H22M59S">
            <text:p>06:23:00</text:p>
          </table:table-cell>
          <table:table-cell table:number-columns-repeated="3" table:style-name="ce30"/>
        </table:table-row>
        <table:table-row table:style-name="ro2">
          <table:table-cell table:style-name="ce51"/>
          <table:table-cell table:style-name="ce57" office:value-type="string">
            <text:p>Sunday, 3 December</text:p>
          </table:table-cell>
          <table:table-cell table:style-name="ce58" office:value-type="string">
            <text:p>Cold Moon, Moon Before Yule, or Long Night Moon, <text:span text:style-name="T10">Strawberry Moon, Honey Moon, Rose Moon</text:span></text:p>
          </table:table-cell>
          <table:table-cell table:style-name="ce59" office:value-type="time" office:time-value="PT16H46M59S">
            <text:p>16:47:00</text:p>
          </table:table-cell>
          <table:table-cell table:number-columns-repeated="3" table:style-name="ce60"/>
          <table:table-cell table:style-name="ce61" office:value-type="string">
            <text:p>The Hearth</text:p>
          </table:table-cell>
          <table:table-cell table:number-columns-repeated="18" table:style-name="ce62"/>
        </table:table-row>
        <table:table-row table:style-name="ro2">
          <table:table-cell table:style-name="ce63" office:value-type="float" office:value="2018">
            <text:p>2018</text:p>
          </table:table-cell>
          <table:table-cell table:style-name="ce43" office:value-type="string">
            <text:p>Tuesday, 2 January </text:p>
          </table:table-cell>
          <table:table-cell table:style-name="ce41" office:value-type="string">
            <text:p>Old Moon, Moon After Yule, <text:span text:style-name="T10">Hay Moon, Buck Moon, Thunder Moon, Mead Moon</text:span></text:p>
          </table:table-cell>
          <table:table-cell table:style-name="ce64" office:value-type="time" office:time-value="PT03H24M06S">
            <text:p>03:24:06</text:p>
          </table:table-cell>
          <table:table-cell table:number-columns-repeated="4" table:style-name="ce46"/>
          <table:table-cell table:number-columns-repeated="18" table:style-name="ce44"/>
        </table:table-row>
        <table:table-row table:style-name="ro2">
          <table:table-cell table:style-name="ce65"/>
          <table:table-cell table:style-name="ce61" office:value-type="string">
            <text:p>Wednesday, 31 January</text:p>
          </table:table-cell>
          <table:table-cell table:style-name="ce66" office:value-type="string">
            <text:p>Blue Moon</text:p>
          </table:table-cell>
          <table:table-cell table:style-name="ce67" office:value-type="time" office:time-value="PT14H26M47S">
            <text:p>14:26:48</text:p>
          </table:table-cell>
          <table:table-cell table:number-columns-repeated="3" table:style-name="ce60"/>
          <table:table-cell table:style-name="ce61" office:value-type="string">
            <text:p/>
          </table:table-cell>
          <table:table-cell table:number-columns-repeated="18" table:style-name="ce62"/>
        </table:table-row>
        <table:table-row table:style-name="ro2">
          <table:table-cell table:style-name="ce68"/>
          <table:table-cell table:style-name="ce29" office:value-type="string">
            <text:p>Friday, 2 March </text:p>
          </table:table-cell>
          <table:table-cell table:style-name="ce33" office:value-type="string">
            <text:p>Snow Moon, Hunger Moon, Wolf Moon, <text:span text:style-name="T10">Grain Moon, Sturgeon Moon, Red Moon, Wyrt Moon, Corn Moon, Dog Moon, Barley Moon</text:span></text:p>
          </table:table-cell>
          <table:table-cell table:style-name="ce55" office:value-type="time" office:time-value="PT01H51M24S">
            <text:p>01:51:24</text:p>
          </table:table-cell>
          <table:table-cell table:number-columns-repeated="4" table:style-name="ce30"/>
        </table:table-row>
        <table:table-row table:style-name="ro2">
          <table:table-cell table:style-name="ce65"/>
          <table:table-cell table:style-name="ce61" office:value-type="string">
            <text:p>Saturday, 31 March </text:p>
          </table:table-cell>
          <table:table-cell table:style-name="ce58" office:value-type="string">
            <text:p>Worm Moon, Sap Moon, Crow Moon, <text:span text:style-name="T10">Lenten Moon, Harvest Moon, Corn Moon</text:span></text:p>
          </table:table-cell>
          <table:table-cell table:style-name="ce67" office:value-type="time" office:time-value="PT14H36M54S">
            <text:p>14:36:54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68"/>
          <table:table-cell table:style-name="ce29" office:value-type="string">
            <text:p>Monday, 30 April </text:p>
          </table:table-cell>
          <table:table-cell table:style-name="ce33" office:value-type="string">
            <text:p>Pink Moon, Grass Moon, Egg Moon, <text:span text:style-name="T10">Harvest Moon, Hunter’s Moon, Blood Moon</text:span></text:p>
          </table:table-cell>
          <table:table-cell table:style-name="ce55" office:value-type="time" office:time-value="PT02H58M11S">
            <text:p>02:58:12</text:p>
          </table:table-cell>
          <table:table-cell table:number-columns-repeated="4" table:style-name="ce30"/>
        </table:table-row>
        <table:table-row table:style-name="ro2">
          <table:table-cell table:style-name="ce65"/>
          <table:table-cell table:style-name="ce61" office:value-type="string">
            <text:p>Tuesday, 29 May </text:p>
          </table:table-cell>
          <table:table-cell table:style-name="ce58" office:value-type="string">
            <text:p>Flower Moon, Planting Moon, Milk Moon, <text:span text:style-name="T10">Hunter’s Moon, Beaver Moon, Frost Moon</text:span></text:p>
          </table:table-cell>
          <table:table-cell table:style-name="ce67" office:value-type="time" office:time-value="PT16H19M36S">
            <text:p>16:19:36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68"/>
          <table:table-cell table:style-name="ce29" office:value-type="string">
            <text:p>Thursday, 28 June </text:p>
          </table:table-cell>
          <table:table-cell table:style-name="ce33" office:value-type="string">
            <text:p>Rose Moon, Flower Moon, Strawberry Moon, <text:span text:style-name="T10">Oak Moon, Cold Moon, Long Night’s Moon</text:span></text:p>
          </table:table-cell>
          <table:table-cell table:style-name="ce55" office:value-type="time" office:time-value="PT06H52M59S">
            <text:p>06:53:00</text:p>
          </table:table-cell>
          <table:table-cell table:number-columns-repeated="4" table:style-name="ce30"/>
        </table:table-row>
        <table:table-row table:style-name="ro2">
          <table:table-cell table:style-name="ce65"/>
          <table:table-cell table:style-name="ce61" office:value-type="string">
            <text:p>Friday, 27 July</text:p>
          </table:table-cell>
          <table:table-cell table:style-name="ce58" office:value-type="string">
            <text:p>Buck Moon, Thunder Moon, Hay Moon,<text:span text:style-name="T11"> </text:span><text:span text:style-name="T10">Wolf Moon, Old Moon, Ice Moon</text:span></text:p>
          </table:table-cell>
          <table:table-cell table:style-name="ce67" office:value-type="time" office:time-value="PT22H20M23S">
            <text:p>22:20:24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68"/>
          <table:table-cell table:style-name="ce29" office:value-type="string">
            <text:p>Sunday, 26 August</text:p>
          </table:table-cell>
          <table:table-cell table:style-name="ce33" office:value-type="string">
            <text:p>Sturgeon Moon, Green Corn Moon, Grain Moon, <text:span text:style-name="T10">Snow Moon, Storm Moon, Hunger Moon, Wolf Moon</text:span></text:p>
          </table:table-cell>
          <table:table-cell table:style-name="ce55" office:value-type="time" office:time-value="PT13H56M11S">
            <text:p>13:56:12</text:p>
          </table:table-cell>
          <table:table-cell table:number-columns-repeated="4" table:style-name="ce30"/>
        </table:table-row>
        <table:table-row table:style-name="ro2">
          <table:table-cell table:style-name="ce65"/>
          <table:table-cell table:style-name="ce61" office:value-type="string">
            <text:p>Tuesday, 25 September </text:p>
          </table:table-cell>
          <table:table-cell table:style-name="ce58" office:value-type="string">
            <text:p>Fruit Moon, Harvest Moon, <text:span text:style-name="T10">Worm Moon, Lenten Moon, Crow Moon, Sugar Moon, Chaste Moon, Sap Moon</text:span></text:p>
          </table:table-cell>
          <table:table-cell table:style-name="ce67" office:value-type="time" office:time-value="PT04H52M30S">
            <text:p>04:52:30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68"/>
          <table:table-cell table:style-name="ce29" office:value-type="string">
            <text:p>Wednesday, 24 October </text:p>
          </table:table-cell>
          <table:table-cell table:style-name="ce33" office:value-type="string">
            <text:p>Harvest Moon, Hunter’s Moon,<text:span text:style-name="T11"> </text:span><text:span text:style-name="T10">Egg Moon, Fish Moon, Seed Moon, Pink Moon, Waking Moon</text:span></text:p>
          </table:table-cell>
          <table:table-cell table:style-name="ce55" office:value-type="time" office:time-value="PT18H45M12S">
            <text:p>18:45:12</text:p>
          </table:table-cell>
          <table:table-cell table:number-columns-repeated="4" table:style-name="ce30"/>
        </table:table-row>
        <table:table-row table:style-name="ro2">
          <table:table-cell table:style-name="ce65"/>
          <table:table-cell table:style-name="ce61" office:value-type="string">
            <text:p>Friday, 23 November </text:p>
          </table:table-cell>
          <table:table-cell table:style-name="ce58" office:value-type="string">
            <text:p>Beaver Moon, Hunter’s Moon, Frosty Moon, <text:span text:style-name="T10">Corn Moon, Milk Moon, Flower Moon, Hare Moon</text:span></text:p>
          </table:table-cell>
          <table:table-cell table:style-name="ce67" office:value-type="time" office:time-value="PT06H39M17S">
            <text:p>06:39:18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68"/>
          <table:table-cell table:style-name="ce29" office:value-type="string">
            <text:p>Saturday, 22 December </text:p>
          </table:table-cell>
          <table:table-cell table:style-name="ce33" office:value-type="string">
            <text:p>Cold Moon, Moon Before Yule, or Long Night Moon, <text:span text:style-name="T10">Strawberry Moon, Honey Moon, Rose Moon</text:span></text:p>
          </table:table-cell>
          <table:table-cell table:style-name="ce55" office:value-type="time" office:time-value="PT18H48M35S">
            <text:p>18:48:36</text:p>
          </table:table-cell>
          <table:table-cell table:number-columns-repeated="4" table:style-name="ce30"/>
        </table:table-row>
        <table:table-row table:style-name="ro2">
          <table:table-cell table:style-name="ce69" office:value-type="float" office:value="2019">
            <text:p>2019</text:p>
          </table:table-cell>
          <table:table-cell table:style-name="ce61" office:value-type="string">
            <text:p>Monday, 21 January</text:p>
          </table:table-cell>
          <table:table-cell table:style-name="ce58" office:value-type="string">
            <text:p>Old Moon, Moon After Yule, <text:span text:style-name="T10">Hay Moon, Buck Moon, Thunder Moon, Mead Moon</text:span></text:p>
          </table:table-cell>
          <table:table-cell table:style-name="ce70" office:value-type="time" office:time-value="PT06H16M06S">
            <text:p>06:16:06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71"/>
          <table:table-cell table:style-name="ce29" office:value-type="string">
            <text:p>Tuesday, 19 February </text:p>
          </table:table-cell>
          <table:table-cell table:style-name="ce33" office:value-type="string">
            <text:p>Snow Moon, Hunger Moon, Wolf Moon, <text:span text:style-name="T10">Grain Moon, Sturgeon Moon, Red Moon, Wyrt Moon, Corn Moon, Dog Moon, Barley Moon</text:span></text:p>
          </table:table-cell>
          <table:table-cell table:style-name="ce55" office:value-type="time" office:time-value="PT16H53M36S">
            <text:p>16:53:36</text:p>
          </table:table-cell>
          <table:table-cell table:number-columns-repeated="4" table:style-name="ce30"/>
        </table:table-row>
        <table:table-row table:style-name="ro2">
          <table:table-cell table:style-name="ce72"/>
          <table:table-cell table:style-name="ce61" office:value-type="string">
            <text:p>Thursday, 21 March</text:p>
          </table:table-cell>
          <table:table-cell table:style-name="ce58" office:value-type="string">
            <text:p>Worm Moon, Sap Moon, Crow Moon, <text:span text:style-name="T10">Lenten Moon, Harvest Moon, Corn Moon</text:span></text:p>
          </table:table-cell>
          <table:table-cell table:style-name="ce67" office:value-type="time" office:time-value="PT02H42M53S">
            <text:p>02:42:54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71"/>
          <table:table-cell table:style-name="ce73" office:value-type="string">
            <text:p>Friday, 19 April</text:p>
          </table:table-cell>
          <table:table-cell table:style-name="ce33" office:value-type="string">
            <text:p>Pink Moon, Grass Moon, Egg Moon, <text:span text:style-name="T10">Harvest Moon, Hunter’s Moon, Blood Moon</text:span></text:p>
          </table:table-cell>
          <table:table-cell table:style-name="ce55" office:value-type="time" office:time-value="PT13H12M11S">
            <text:p>13:12:12</text:p>
          </table:table-cell>
          <table:table-cell table:number-columns-repeated="4" table:style-name="ce30"/>
        </table:table-row>
        <table:table-row table:style-name="ro2">
          <table:table-cell table:style-name="ce72"/>
          <table:table-cell table:style-name="ce74" office:value-type="string">
            <text:p>Saturday, 18 May</text:p>
          </table:table-cell>
          <table:table-cell table:style-name="ce58" office:value-type="string">
            <text:p>Flower Moon, Planting Moon, Milk Moon, <text:span text:style-name="T10">Hunter’s Moon, Beaver Moon, Frost Moon</text:span></text:p>
          </table:table-cell>
          <table:table-cell table:style-name="ce67" office:value-type="time" office:time-value="PT23H11M24S">
            <text:p>23:11:24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71"/>
          <table:table-cell table:style-name="ce73" office:value-type="string">
            <text:p>Monday, 17 June </text:p>
          </table:table-cell>
          <table:table-cell table:style-name="ce33" office:value-type="string">
            <text:p>Rose Moon, Flower Moon, Strawberry Moon, <text:span text:style-name="T10">Oak Moon, Cold Moon, Long Night’s Moon</text:span></text:p>
          </table:table-cell>
          <table:table-cell table:style-name="ce55" office:value-type="time" office:time-value="PT10H30M42S">
            <text:p>10:30:42</text:p>
          </table:table-cell>
          <table:table-cell table:number-columns-repeated="4" table:style-name="ce30"/>
        </table:table-row>
        <table:table-row table:style-name="ro2">
          <table:table-cell table:style-name="ce72"/>
          <table:table-cell table:style-name="ce74" office:value-type="string">
            <text:p>Tuesday, 16 July</text:p>
          </table:table-cell>
          <table:table-cell table:style-name="ce58" office:value-type="string">
            <text:p>Buck Moon, Thunder Moon, Hay Moon,<text:span text:style-name="T11"> </text:span><text:span text:style-name="T10">Wolf Moon, Old Moon, Ice Moon</text:span></text:p>
          </table:table-cell>
          <table:table-cell table:style-name="ce67" office:value-type="time" office:time-value="PT23H38M17S">
            <text:p>23:38:18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71"/>
          <table:table-cell table:style-name="ce73" office:value-type="string">
            <text:p>Thursday, 15 August</text:p>
          </table:table-cell>
          <table:table-cell table:style-name="ce33" office:value-type="string">
            <text:p>Sturgeon Moon, Green Corn Moon, Grain Moon, <text:span text:style-name="T10">Snow Moon, Storm Moon, Hunger Moon, Wolf Moon</text:span></text:p>
          </table:table-cell>
          <table:table-cell table:style-name="ce55" office:value-type="time" office:time-value="PT14H29M17S">
            <text:p>14:29:18</text:p>
          </table:table-cell>
          <table:table-cell table:number-columns-repeated="4" table:style-name="ce30"/>
        </table:table-row>
        <table:table-row table:style-name="ro2">
          <table:table-cell table:style-name="ce72"/>
          <table:table-cell table:style-name="ce74" office:value-type="string">
            <text:p>Saturday, 14 September</text:p>
          </table:table-cell>
          <table:table-cell table:style-name="ce58" office:value-type="string">
            <text:p>Fruit Moon, Harvest Moon, <text:span text:style-name="T10">Worm Moon, Lenten Moon, Crow Moon, Sugar Moon, Chaste Moon, Sap Moon</text:span></text:p>
          </table:table-cell>
          <table:table-cell table:style-name="ce67" office:value-type="time" office:time-value="PT06H32M48S">
            <text:p>06:32:48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71"/>
          <table:table-cell table:style-name="ce73" office:value-type="string">
            <text:p>Sunday, 13 October</text:p>
          </table:table-cell>
          <table:table-cell table:style-name="ce33" office:value-type="string">
            <text:p>Harvest Moon, Hunter’s Moon,<text:span text:style-name="T11"> </text:span><text:span text:style-name="T10">Egg Moon, Fish Moon, Seed Moon, Pink Moon, Waking Moon</text:span></text:p>
          </table:table-cell>
          <table:table-cell table:style-name="ce55" office:value-type="time" office:time-value="PT23H07M54S">
            <text:p>23:07:54</text:p>
          </table:table-cell>
          <table:table-cell table:number-columns-repeated="4" table:style-name="ce30"/>
        </table:table-row>
        <table:table-row table:style-name="ro2">
          <table:table-cell table:style-name="ce72"/>
          <table:table-cell table:style-name="ce74" office:value-type="string">
            <text:p>Tuesday, 12 November</text:p>
          </table:table-cell>
          <table:table-cell table:style-name="ce58" office:value-type="string">
            <text:p>Beaver Moon, Hunter’s Moon, Frosty Moon, <text:span text:style-name="T10">Corn Moon, Milk Moon, Flower Moon, Hare Moon</text:span></text:p>
          </table:table-cell>
          <table:table-cell table:style-name="ce67" office:value-type="time" office:time-value="PT14H34M29S">
            <text:p>14:34:30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71"/>
          <table:table-cell table:style-name="ce73" office:value-type="string">
            <text:p>Thursday, 12 December</text:p>
          </table:table-cell>
          <table:table-cell table:style-name="ce33" office:value-type="string">
            <text:p>Cold Moon, Moon Before Yule, or Long Night Moon, <text:span text:style-name="T10">Strawberry Moon, Honey Moon, Rose Moon</text:span></text:p>
          </table:table-cell>
          <table:table-cell table:style-name="ce55" office:value-type="time" office:time-value="PT06H12M18S">
            <text:p>06:12:18</text:p>
          </table:table-cell>
          <table:table-cell table:number-columns-repeated="4" table:style-name="ce30"/>
        </table:table-row>
        <table:table-row table:style-name="ro2">
          <table:table-cell table:style-name="ce75" office:value-type="float" office:value="2020">
            <text:p>2020</text:p>
          </table:table-cell>
          <table:table-cell table:style-name="ce61" office:value-type="string">
            <text:p>Friday, 10 January </text:p>
          </table:table-cell>
          <table:table-cell table:style-name="ce58" office:value-type="string">
            <text:p>Old Moon, Moon After Yule, <text:span text:style-name="T10">Hay Moon, Buck Moon, Thunder Moon, Mead Moon</text:span></text:p>
          </table:table-cell>
          <table:table-cell table:style-name="ce67" office:value-type="time" office:time-value="PT20H21M24S">
            <text:p>20:21:24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76"/>
          <table:table-cell table:style-name="ce29" office:value-type="string">
            <text:p>Sunday, 9 February</text:p>
          </table:table-cell>
          <table:table-cell table:style-name="ce33" office:value-type="string">
            <text:p>Snow Moon, Hunger Moon, Wolf Moon, <text:span text:style-name="T10">Grain Moon, Sturgeon Moon, Red Moon, Wyrt Moon, Corn Moon, Dog Moon, Barley Moon</text:span></text:p>
          </table:table-cell>
          <table:table-cell table:style-name="ce55" office:value-type="time" office:time-value="PT08H33M17S">
            <text:p>08:33:18</text:p>
          </table:table-cell>
          <table:table-cell table:number-columns-repeated="4" table:style-name="ce30"/>
        </table:table-row>
        <table:table-row table:style-name="ro2">
          <table:table-cell table:style-name="ce77"/>
          <table:table-cell table:style-name="ce74" office:value-type="string">
            <text:p>Monday, 9 March</text:p>
          </table:table-cell>
          <table:table-cell table:style-name="ce58" office:value-type="string">
            <text:p>Worm Moon, Sap Moon, Crow Moon, <text:span text:style-name="T10">Lenten Moon, Harvest Moon, Corn Moon</text:span></text:p>
          </table:table-cell>
          <table:table-cell table:style-name="ce67" office:value-type="time" office:time-value="PT18H47M48S">
            <text:p>18:47:48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76"/>
          <table:table-cell table:style-name="ce73" office:value-type="string">
            <text:p>Wednesday, 8 April</text:p>
          </table:table-cell>
          <table:table-cell table:style-name="ce33" office:value-type="string">
            <text:p>Pink Moon, Grass Moon, Egg Moon, <text:span text:style-name="T10">Harvest Moon, Hunter’s Moon, Blood Moon</text:span></text:p>
          </table:table-cell>
          <table:table-cell table:style-name="ce55" office:value-type="time" office:time-value="PT04H35M05S">
            <text:p>04:35:06</text:p>
          </table:table-cell>
          <table:table-cell table:number-columns-repeated="4" table:style-name="ce30"/>
        </table:table-row>
        <table:table-row table:style-name="ro2">
          <table:table-cell table:style-name="ce77"/>
          <table:table-cell table:style-name="ce74" office:value-type="string">
            <text:p>Thursday, 7 May</text:p>
          </table:table-cell>
          <table:table-cell table:style-name="ce58" office:value-type="string">
            <text:p>Flower Moon, Planting Moon, Milk Moon, <text:span text:style-name="T10">Hunter’s Moon, Beaver Moon, Frost Moon</text:span></text:p>
          </table:table-cell>
          <table:table-cell table:style-name="ce67" office:value-type="time" office:time-value="PT12H45M18S">
            <text:p>12:45:18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76"/>
          <table:table-cell table:style-name="ce73" office:value-type="string">
            <text:p>Friday, 5 June</text:p>
          </table:table-cell>
          <table:table-cell table:style-name="ce33" office:value-type="string">
            <text:p>Rose Moon, Flower Moon, Strawberry Moon, <text:span text:style-name="T10">Oak Moon, Cold Moon, Long Night’s Moon</text:span></text:p>
          </table:table-cell>
          <table:table-cell table:style-name="ce55" office:value-type="time" office:time-value="PT21H12M24S">
            <text:p>21:12:24</text:p>
          </table:table-cell>
          <table:table-cell table:number-columns-repeated="4" table:style-name="ce30"/>
        </table:table-row>
        <table:table-row table:style-name="ro2">
          <table:table-cell table:style-name="ce77"/>
          <table:table-cell table:style-name="ce74" office:value-type="string">
            <text:p>Sunday, 5 July</text:p>
          </table:table-cell>
          <table:table-cell table:style-name="ce58" office:value-type="string">
            <text:p>Buck Moon, Thunder Moon, Hay Moon,<text:span text:style-name="T11"> </text:span><text:span text:style-name="T10">Wolf Moon, Old Moon, Ice Moon</text:span></text:p>
          </table:table-cell>
          <table:table-cell table:style-name="ce67" office:value-type="time" office:time-value="PT06H44M30S">
            <text:p>06:44:30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76"/>
          <table:table-cell table:style-name="ce73" office:value-type="string">
            <text:p>Monday, 3 August</text:p>
          </table:table-cell>
          <table:table-cell table:style-name="ce33" office:value-type="string">
            <text:p>Sturgeon Moon, Green Corn Moon, Grain Moon, <text:span text:style-name="T10">Snow Moon, Storm Moon, Hunger Moon, Wolf Moon</text:span></text:p>
          </table:table-cell>
          <table:table-cell table:style-name="ce55" office:value-type="time" office:time-value="PT17H58M48S">
            <text:p>17:58:48</text:p>
          </table:table-cell>
          <table:table-cell table:number-columns-repeated="4" table:style-name="ce30"/>
        </table:table-row>
        <table:table-row table:style-name="ro2">
          <table:table-cell table:style-name="ce77"/>
          <table:table-cell table:style-name="ce74" office:value-type="string">
            <text:p>Wednesday, 2 September</text:p>
          </table:table-cell>
          <table:table-cell table:style-name="ce58" office:value-type="string">
            <text:p>Fruit Moon, Harvest Moon, <text:span text:style-name="T10">Worm Moon, Lenten Moon, Crow Moon, Sugar Moon, Chaste Moon, Sap Moon</text:span></text:p>
          </table:table-cell>
          <table:table-cell table:style-name="ce67" office:value-type="time" office:time-value="PT07H22M05S">
            <text:p>07:22:06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76"/>
          <table:table-cell table:style-name="ce73" office:value-type="string">
            <text:p>Thursday, 1 October</text:p>
          </table:table-cell>
          <table:table-cell table:style-name="ce33" office:value-type="string">
            <text:p>Harvest Moon, Hunter’s Moon,<text:span text:style-name="T11"> </text:span><text:span text:style-name="T10">Egg Moon, Fish Moon, Seed Moon, Pink Moon, Waking Moon</text:span></text:p>
          </table:table-cell>
          <table:table-cell table:style-name="ce55" office:value-type="time" office:time-value="PT23H05M17S">
            <text:p>23:05:18</text:p>
          </table:table-cell>
          <table:table-cell table:number-columns-repeated="4" table:style-name="ce30"/>
        </table:table-row>
        <table:table-row table:style-name="ro2">
          <table:table-cell table:style-name="ce77"/>
          <table:table-cell table:style-name="ce74" office:value-type="string">
            <text:p>Saturday, 31 October</text:p>
          </table:table-cell>
          <table:table-cell table:style-name="ce66" office:value-type="string">
            <text:p>Blue Moon</text:p>
          </table:table-cell>
          <table:table-cell table:style-name="ce67" office:value-type="time" office:time-value="PT15H49M12S">
            <text:p>15:49:12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style-name="ce76"/>
          <table:table-cell table:style-name="ce73" office:value-type="string">
            <text:p>Monday, 30 November</text:p>
          </table:table-cell>
          <table:table-cell table:style-name="ce27" office:value-type="string">
            <text:p>Beaver Moon, Hunter’s Moon, Frosty Moon, <text:span text:style-name="T10">Corn Moon, Milk Moon, Flower Moon, Hare Moon</text:span></text:p>
          </table:table-cell>
          <table:table-cell table:style-name="ce55" office:value-type="time" office:time-value="PT10H29M42S">
            <text:p>10:29:42</text:p>
          </table:table-cell>
          <table:table-cell table:number-columns-repeated="4" table:style-name="ce30"/>
        </table:table-row>
        <table:table-row table:style-name="ro2">
          <table:table-cell table:style-name="ce77"/>
          <table:table-cell table:style-name="ce74" office:value-type="string">
            <text:p>Wednesday, 30 December</text:p>
          </table:table-cell>
          <table:table-cell table:style-name="ce58" office:value-type="string">
            <text:p>Cold Moon, Moon Before Yule, or Long Night Moon, <text:span text:style-name="T10">Strawberry Moon, Honey Moon, Rose Moon</text:span></text:p>
          </table:table-cell>
          <table:table-cell table:style-name="ce67" office:value-type="time" office:time-value="PT04H28M18S">
            <text:p>04:28:18</text:p>
          </table:table-cell>
          <table:table-cell table:number-columns-repeated="4" table:style-name="ce60"/>
          <table:table-cell table:number-columns-repeated="18" table:style-name="ce62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  <table:table-row table:style-name="ro2">
          <table:table-cell table:number-columns-repeated="2" table:style-name="ce30"/>
          <table:table-cell table:style-name="ce78"/>
          <table:table-cell table:number-columns-repeated="5" table:style-name="ce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ime-style style:name="N164">
      <number:hours number:style="long"/>
      <number:text>:</number:text>
      <number:minutes number:style="long"/>
    </number:time-style>
    <number:time-style style:name="N165"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